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stemProperties.getProperty( String key , String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ystemProperties.setPropertyH( Hashtable aProperty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Properties.getProperty( String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